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000000" fo:font-size="25pt" style:font-size-asian="25pt" style:font-size-complex="25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 fo:font-size="25pt" style:font-size-asian="25pt" style:font-size-complex="25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color="#000000"/>
    </style:style>
    <style:style style:name="P5" style:parent-style-name="Standard" style:family="paragraph">
      <style:text-properties fo:font-weight="bold" style:font-weight-asian="bold" style:font-weight-complex="bold" fo:color="#000000"/>
    </style:style>
    <style:style style:name="P6" style:parent-style-name="Standard" style:family="paragraph">
      <style:text-properties fo:font-weight="bold" style:font-weight-asian="bold" style:font-weight-complex="bold" fo:color="#000000"/>
    </style:style>
    <style:style style:name="P7" style:parent-style-name="Standard" style:family="paragraph">
      <style:text-properties fo:font-weight="bold" style:font-weight-asian="bold" style:font-weight-complex="bold" fo:color="#000000"/>
    </style:style>
    <style:style style:name="P8" style:parent-style-name="Standard" style:family="paragraph">
      <style:text-properties fo:font-weight="bold" style:font-weight-asian="bold" style:font-weight-complex="bold" fo:color="#000000"/>
    </style:style>
    <style:style style:name="P9" style:parent-style-name="Standard" style:family="paragraph">
      <style:text-properties fo:font-weight="bold" style:font-weight-asian="bold" style:font-weight-complex="bold" fo:color="#000000"/>
    </style:style>
    <style:style style:name="P10" style:parent-style-name="Standard" style:family="paragraph">
      <style:text-properties fo:font-weight="bold" style:font-weight-asian="bold" style:font-weight-complex="bold" fo:color="#000000"/>
    </style:style>
    <style:style style:name="P11" style:parent-style-name="Standard" style:family="paragraph">
      <style:text-properties fo:font-weight="bold" style:font-weight-asian="bold" style:font-weight-complex="bold" fo:color="#000000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P13" style:parent-style-name="Standard" style:family="paragraph">
      <style:text-properties fo:font-weight="bold" style:font-weight-asian="bold" style:font-weight-complex="bold" fo:color="#000000"/>
    </style:style>
    <style:style style:name="P14" style:parent-style-name="Standard" style:family="paragraph">
      <style:text-properties fo:font-weight="bold" style:font-weight-asian="bold" style:font-weight-complex="bold" fo:color="#000000"/>
    </style:style>
    <style:style style:name="P15" style:parent-style-name="Standard" style:family="paragraph">
      <style:text-properties fo:font-weight="bold" style:font-weight-asian="bold" style:font-weight-complex="bold" fo:color="#000000"/>
    </style:style>
    <style:style style:name="P16" style:parent-style-name="Standard" style:family="paragraph">
      <style:text-properties fo:font-weight="bold" style:font-weight-asian="bold" style:font-weight-complex="bold" fo:color="#000000"/>
    </style:style>
    <style:style style:name="P17" style:parent-style-name="Standard" style:family="paragraph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P19" style:parent-style-name="Standard" style:family="paragraph">
      <style:text-properties fo:font-weight="bold" style:font-weight-asian="bold" style:font-weight-complex="bold" fo:color="#000000"/>
    </style:style>
    <style:style style:name="P20" style:parent-style-name="Standard" style:family="paragraph">
      <style:text-properties fo:font-weight="bold" style:font-weight-asian="bold" style:font-weight-complex="bold" fo:color="#000000"/>
    </style:style>
    <style:style style:name="P21" style:parent-style-name="Standard" style:family="paragraph">
      <style:text-properties fo:font-weight="bold" style:font-weight-asian="bold" style:font-weight-complex="bold" fo:color="#000000"/>
    </style:style>
    <style:style style:name="P22" style:parent-style-name="Standard" style:family="paragraph">
      <style:text-properties fo:font-weight="bold" style:font-weight-asian="bold" style:font-weight-complex="bold" fo:color="#000000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P24" style:parent-style-name="Standard" style:family="paragraph">
      <style:text-properties fo:font-weight="bold" style:font-weight-asian="bold" style:font-weight-complex="bold" fo:color="#000000"/>
    </style:style>
    <style:style style:name="P25" style:parent-style-name="Standard" style:family="paragraph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fo:font-weight="bold" style:font-weight-asian="bold" style:font-weight-complex="bold" fo:color="#000000"/>
    </style:style>
    <style:style style:name="P27" style:parent-style-name="Standard" style:family="paragraph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P29" style:parent-style-name="Standard" style:family="paragraph">
      <style:text-properties fo:font-weight="bold" style:font-weight-asian="bold" style:font-weight-complex="bold" fo:color="#000000"/>
    </style:style>
    <style:style style:name="P30" style:parent-style-name="Standard" style:family="paragraph">
      <style:text-properties fo:font-weight="bold" style:font-weight-asian="bold" style:font-weight-complex="bold" fo:color="#000000"/>
    </style:style>
    <style:style style:name="T31" style:parent-style-name="Policepardéfaut" style:family="text">
      <style:text-properties fo:font-weight="bold" style:font-weight-asian="bold" style:font-weight-complex="bold" fo:color="#000000"/>
    </style:style>
    <style:style style:name="T32" style:parent-style-name="Policepardéfaut" style:family="text">
      <style:text-properties fo:font-weight="bold" style:font-weight-asian="bold" style:font-weight-complex="bold" fo:color="#000000"/>
    </style:style>
    <style:style style:name="T33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3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3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36" style:parent-style-name="Standard" style:family="paragraph">
      <style:text-properties fo:font-weight="bold" style:font-weight-asian="bold" style:font-weight-complex="bold" fo:color="#000000"/>
    </style:style>
    <style:style style:name="P37" style:parent-style-name="Standard" style:family="paragraph">
      <style:text-properties fo:font-weight="bold" style:font-weight-asian="bold" style:font-weight-complex="bold" fo:color="#000000"/>
    </style:style>
    <style:style style:name="P38" style:parent-style-name="Standard" style:family="paragraph">
      <style:text-properties fo:font-weight="bold" style:font-weight-asian="bold" style:font-weight-complex="bold" fo:color="#000000"/>
    </style:style>
    <style:style style:name="P39" style:parent-style-name="Standard" style:family="paragraph">
      <style:text-properties fo:font-weight="bold" style:font-weight-asian="bold" style:font-weight-complex="bold" fo:color="#000000"/>
    </style:style>
    <style:style style:name="P40" style:parent-style-name="Standard" style:family="paragraph">
      <style:text-properties fo:font-weight="bold" style:font-weight-asian="bold" style:font-weight-complex="bold" fo:color="#000000"/>
    </style:style>
    <style:style style:name="P41" style:parent-style-name="Standard" style:family="paragraph">
      <style:text-properties fo:font-weight="bold" style:font-weight-asian="bold" style:font-weight-complex="bold" fo:color="#000000"/>
    </style:style>
    <style:style style:name="P42" style:parent-style-name="Standard" style:family="paragraph">
      <style:text-properties fo:font-weight="bold" style:font-weight-asian="bold" style:font-weight-complex="bold" fo:color="#000000"/>
    </style:style>
    <style:style style:name="P43" style:parent-style-name="Standard" style:family="paragraph">
      <style:text-properties fo:font-weight="bold" style:font-weight-asian="bold" style:font-weight-complex="bold" fo:color="#000000"/>
    </style:style>
    <style:style style:name="P44" style:parent-style-name="Standard" style:family="paragraph">
      <style:text-properties fo:font-weight="bold" style:font-weight-asian="bold" style:font-weight-complex="bold" fo:color="#000000"/>
    </style:style>
    <style:style style:name="P45" style:parent-style-name="Standard" style:family="paragraph">
      <style:text-properties fo:font-weight="bold" style:font-weight-asian="bold" style:font-weight-complex="bold" fo:color="#000000"/>
    </style:style>
    <style:style style:name="P46" style:parent-style-name="Standard" style:family="paragraph">
      <style:text-properties fo:font-weight="bold" style:font-weight-asian="bold" style:font-weight-complex="bold" fo:color="#000000"/>
    </style:style>
    <style:style style:name="P47" style:parent-style-name="Standard" style:family="paragraph">
      <style:text-properties fo:font-weight="bold" style:font-weight-asian="bold" style:font-weight-complex="bold" fo:color="#000000"/>
    </style:style>
    <style:style style:name="P48" style:parent-style-name="Standard" style:family="paragraph">
      <style:text-properties fo:font-weight="bold" style:font-weight-asian="bold" style:font-weight-complex="bold" fo:color="#000000"/>
    </style:style>
    <style:style style:name="P49" style:parent-style-name="Standard" style:family="paragraph">
      <style:text-properties fo:font-weight="bold" style:font-weight-asian="bold" style:font-weight-complex="bold" fo:color="#000000"/>
    </style:style>
    <style:style style:name="P50" style:parent-style-name="Standard" style:family="paragraph">
      <style:text-properties fo:font-weight="bold" style:font-weight-asian="bold" style:font-weight-complex="bold" fo:color="#000000"/>
    </style:style>
    <style:style style:name="P51" style:parent-style-name="Standard" style:family="paragraph">
      <style:text-properties fo:font-weight="bold" style:font-weight-asian="bold" style:font-weight-complex="bold" fo:color="#000000"/>
    </style:style>
    <style:style style:name="P52" style:parent-style-name="Standard" style:family="paragraph">
      <style:text-properties fo:font-weight="bold" style:font-weight-asian="bold" style:font-weight-complex="bold" fo:color="#000000"/>
    </style:style>
    <style:style style:name="P53" style:parent-style-name="Standard" style:family="paragraph">
      <style:text-properties fo:font-weight="bold" style:font-weight-asian="bold" style:font-weight-complex="bold" fo:color="#000000"/>
    </style:style>
    <style:style style:name="P54" style:parent-style-name="Standard" style:family="paragraph">
      <style:text-properties fo:font-weight="bold" style:font-weight-asian="bold" style:font-weight-complex="bold" fo:color="#000000"/>
    </style:style>
    <style:style style:name="P55" style:parent-style-name="Standard" style:family="paragraph">
      <style:text-properties fo:font-weight="bold" style:font-weight-asian="bold" style:font-weight-complex="bold" fo:color="#000000"/>
    </style:style>
    <style:style style:name="P5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5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5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5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60" style:parent-style-name="Standard" style:family="paragraph">
      <style:text-properties fo:font-weight="bold" style:font-weight-asian="bold" style:font-weight-complex="bold" fo:color="#000000"/>
    </style:style>
    <style:style style:name="P61" style:parent-style-name="Standard" style:family="paragraph">
      <style:text-properties fo:font-weight="bold" style:font-weight-asian="bold" style:font-weight-complex="bold" fo:color="#000000"/>
    </style:style>
    <style:style style:name="P62" style:parent-style-name="Standard" style:family="paragraph">
      <style:text-properties fo:font-weight="bold" style:font-weight-asian="bold" style:font-weight-complex="bold" fo:color="#000000"/>
    </style:style>
    <style:style style:name="P63" style:parent-style-name="Standard" style:family="paragraph">
      <style:text-properties fo:font-weight="bold" style:font-weight-asian="bold" style:font-weight-complex="bold" fo:color="#000000"/>
    </style:style>
    <style:style style:name="P64" style:parent-style-name="Standard" style:family="paragraph">
      <style:text-properties fo:font-weight="bold" style:font-weight-asian="bold" style:font-weight-complex="bold" fo:color="#000000"/>
    </style:style>
    <style:style style:name="P65" style:parent-style-name="Standard" style:family="paragraph">
      <style:text-properties fo:font-weight="bold" style:font-weight-asian="bold" style:font-weight-complex="bold" fo:color="#000000"/>
    </style:style>
    <style:style style:name="P66" style:parent-style-name="Standard" style:family="paragraph">
      <style:text-properties fo:font-weight="bold" style:font-weight-asian="bold" style:font-weight-complex="bold" fo:color="#000000"/>
    </style:style>
    <style:style style:name="P67" style:parent-style-name="Standard" style:family="paragraph">
      <style:text-properties fo:font-weight="bold" style:font-weight-asian="bold" style:font-weight-complex="bold" fo:color="#000000"/>
    </style:style>
    <style:style style:name="P68" style:parent-style-name="Standard" style:family="paragraph">
      <style:text-properties fo:font-weight="bold" style:font-weight-asian="bold" style:font-weight-complex="bold" fo:color="#000000"/>
    </style:style>
    <style:style style:name="P69" style:parent-style-name="Standard" style:family="paragraph">
      <style:text-properties fo:font-weight="bold" style:font-weight-asian="bold" style:font-weight-complex="bold" fo:color="#000000"/>
    </style:style>
    <style:style style:name="T70" style:parent-style-name="Policepardéfaut" style:family="text">
      <style:text-properties fo:font-weight="bold" style:font-weight-asian="bold" style:font-weight-complex="bold" fo:color="#000000"/>
    </style:style>
    <style:style style:name="T71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72" style:parent-style-name="Standard" style:family="paragraph">
      <style:text-properties fo:font-weight="bold" style:font-weight-asian="bold" style:font-weight-complex="bold" fo:color="#000000"/>
    </style:style>
    <style:style style:name="P73" style:parent-style-name="Standard" style:family="paragraph">
      <style:text-properties fo:font-weight="bold" style:font-weight-asian="bold" style:font-weight-complex="bold" fo:color="#000000"/>
    </style:style>
    <style:style style:name="P74" style:parent-style-name="Standard" style:family="paragraph">
      <style:text-properties fo:font-weight="bold" style:font-weight-asian="bold" style:font-weight-complex="bold" fo:color="#000000"/>
    </style:style>
    <style:style style:name="P75" style:parent-style-name="Standard" style:family="paragraph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color="#000000"/>
    </style:style>
    <style:style style:name="P78" style:parent-style-name="Standard" style:family="paragraph">
      <style:text-properties fo:font-weight="bold" style:font-weight-asian="bold" style:font-weight-complex="bold" fo:color="#000000"/>
    </style:style>
    <style:style style:name="P79" style:parent-style-name="Standard" style:family="paragraph">
      <style:text-properties fo:font-weight="bold" style:font-weight-asian="bold" style:font-weight-complex="bold" fo:color="#000000"/>
    </style:style>
    <style:style style:name="P80" style:parent-style-name="Standard" style:family="paragraph">
      <style:text-properties fo:font-weight="bold" style:font-weight-asian="bold" style:font-weight-complex="bold" fo:color="#000000"/>
    </style:style>
    <style:style style:name="P81" style:parent-style-name="Standard" style:family="paragraph">
      <style:text-properties fo:font-weight="bold" style:font-weight-asian="bold" style:font-weight-complex="bold" fo:color="#000000"/>
    </style:style>
    <style:style style:name="P82" style:parent-style-name="Standard" style:family="paragraph">
      <style:text-properties fo:font-weight="bold" style:font-weight-asian="bold" style:font-weight-complex="bold" fo:color="#000000"/>
    </style:style>
    <style:style style:name="T83" style:parent-style-name="Policepardéfaut" style:family="text">
      <style:text-properties fo:font-weight="bold" style:font-weight-asian="bold" style:font-weight-complex="bold" fo:color="#000000"/>
    </style:style>
    <style:style style:name="T84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8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6" style:parent-style-name="Standard" style:family="paragraph">
      <style:text-properties fo:font-weight="bold" style:font-weight-asian="bold" style:font-weight-complex="bold" fo:color="#000000"/>
    </style:style>
    <style:style style:name="P87" style:parent-style-name="Standard" style:family="paragraph">
      <style:text-properties fo:font-weight="bold" style:font-weight-asian="bold" style:font-weight-complex="bold" fo:color="#000000"/>
    </style:style>
    <style:style style:name="P88" style:parent-style-name="Standard" style:family="paragraph">
      <style:text-properties fo:font-weight="bold" style:font-weight-asian="bold" style:font-weight-complex="bold" fo:color="#000000"/>
    </style:style>
    <style:style style:name="P89" style:parent-style-name="Standard" style:family="paragraph">
      <style:text-properties fo:font-weight="bold" style:font-weight-asian="bold" style:font-weight-complex="bold" fo:color="#000000"/>
    </style:style>
    <style:style style:name="P90" style:parent-style-name="Standard" style:family="paragraph">
      <style:text-properties fo:font-weight="bold" style:font-weight-asian="bold" style:font-weight-complex="bold" fo:color="#000000"/>
    </style:style>
    <style:style style:name="P91" style:parent-style-name="Standard" style:family="paragraph">
      <style:text-properties fo:font-weight="bold" style:font-weight-asian="bold" style:font-weight-complex="bold" fo:color="#000000"/>
    </style:style>
    <style:style style:name="P9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T94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95" style:parent-style-name="Policepardéfaut" style:family="text">
      <style:text-properties fo:font-weight="bold" style:font-weight-asian="bold" style:font-weight-complex="bold" fo:color="#000000"/>
    </style:style>
    <style:style style:name="T96" style:parent-style-name="Policepardéfaut" style:family="text">
      <style:text-properties fo:font-weight="bold" style:font-weight-asian="bold" style:font-weight-complex="bold" fo:color="#000000"/>
    </style:style>
    <style:style style:name="T97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9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3" style:parent-style-name="Standard" style:family="paragraph">
      <style:text-properties fo:font-weight="bold" style:font-weight-asian="bold" style:font-weight-complex="bold" fo:color="#000000"/>
    </style:style>
    <style:style style:name="P104" style:parent-style-name="Standard" style:family="paragraph">
      <style:text-properties fo:font-weight="bold" style:font-weight-asian="bold" style:font-weight-complex="bold" fo:color="#000000"/>
    </style:style>
    <style:style style:name="P105" style:parent-style-name="Standard" style:family="paragraph">
      <style:text-properties fo:font-weight="bold" style:font-weight-asian="bold" style:font-weight-complex="bold" fo:color="#000000"/>
    </style:style>
    <style:style style:name="P106" style:parent-style-name="Standard" style:family="paragraph">
      <style:text-properties fo:font-weight="bold" style:font-weight-asian="bold" style:font-weight-complex="bold" fo:color="#000000"/>
    </style:style>
    <style:style style:name="P107" style:parent-style-name="Standard" style:family="paragraph">
      <style:text-properties fo:font-weight="bold" style:font-weight-asian="bold" style:font-weight-complex="bold" fo:color="#000000"/>
    </style:style>
    <style:style style:name="P10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T110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11" style:parent-style-name="Policepardéfaut" style:family="text">
      <style:text-properties fo:font-weight="bold" style:font-weight-asian="bold" style:font-weight-complex="bold" fo:color="#000000"/>
    </style:style>
    <style:style style:name="T112" style:parent-style-name="Policepardéfaut" style:family="text">
      <style:text-properties fo:font-weight="bold" style:font-weight-asian="bold" style:font-weight-complex="bold" fo:color="#000000"/>
    </style:style>
    <style:style style:name="T113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11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6" style:parent-style-name="Standard" style:family="paragraph">
      <style:text-properties fo:font-weight="bold" style:font-weight-asian="bold" style:font-weight-complex="bold" fo:color="#000000"/>
    </style:style>
    <style:style style:name="P11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0" style:parent-style-name="Standard" style:family="paragraph">
      <style:text-properties fo:font-weight="bold" style:font-weight-asian="bold" style:font-weight-complex="bold" fo:color="#000000"/>
    </style:style>
    <style:style style:name="P121" style:parent-style-name="Standard" style:family="paragraph">
      <style:text-properties fo:font-weight="bold" style:font-weight-asian="bold" style:font-weight-complex="bold" fo:color="#000000"/>
    </style:style>
    <style:style style:name="P122" style:parent-style-name="Standard" style:family="paragraph">
      <style:text-properties fo:font-weight="bold" style:font-weight-asian="bold" style:font-weight-complex="bold" fo:color="#000000"/>
    </style:style>
    <style:style style:name="P123" style:parent-style-name="Standard" style:family="paragraph">
      <style:text-properties fo:font-weight="bold" style:font-weight-asian="bold" style:font-weight-complex="bold" fo:color="#000000"/>
    </style:style>
    <style:style style:name="P124" style:parent-style-name="Standard" style:family="paragraph">
      <style:text-properties fo:font-weight="bold" style:font-weight-asian="bold" style:font-weight-complex="bold" fo:color="#000000"/>
    </style:style>
    <style:style style:name="P125" style:parent-style-name="Standard" style:family="paragraph">
      <style:text-properties fo:font-weight="bold" style:font-weight-asian="bold" style:font-weight-complex="bold" fo:color="#000000"/>
    </style:style>
    <style:style style:name="P126" style:parent-style-name="Standard" style:family="paragraph">
      <style:text-properties fo:font-weight="bold" style:font-weight-asian="bold" style:font-weight-complex="bold" fo:color="#000000"/>
    </style:style>
    <style:style style:name="P127" style:parent-style-name="Standard" style:family="paragraph">
      <style:text-properties fo:font-weight="bold" style:font-weight-asian="bold" style:font-weight-complex="bold" fo:color="#000000"/>
    </style:style>
    <style:style style:name="P128" style:parent-style-name="Standard" style:family="paragraph">
      <style:text-properties fo:font-weight="bold" style:font-weight-asian="bold" style:font-weight-complex="bold" fo:color="#000000"/>
    </style:style>
    <style:style style:name="P129" style:parent-style-name="Standard" style:family="paragraph">
      <style:text-properties fo:font-weight="bold" style:font-weight-asian="bold" style:font-weight-complex="bold" fo:color="#000000"/>
    </style:style>
    <style:style style:name="P130" style:parent-style-name="Standard" style:family="paragraph">
      <style:text-properties fo:font-weight="bold" style:font-weight-asian="bold" style:font-weight-complex="bold" fo:color="#000000"/>
    </style:style>
    <style:style style:name="P131" style:parent-style-name="Standard" style:family="paragraph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fo:font-weight="bold" style:font-weight-asian="bold" style:font-weight-complex="bold" fo:color="#000000"/>
    </style:style>
    <style:style style:name="P133" style:parent-style-name="Standard" style:family="paragraph">
      <style:text-properties fo:font-weight="bold" style:font-weight-asian="bold" style:font-weight-complex="bold" fo:color="#000000"/>
    </style:style>
    <style:style style:name="P134" style:parent-style-name="Standard" style:family="paragraph">
      <style:text-properties fo:font-weight="bold" style:font-weight-asian="bold" style:font-weight-complex="bold" fo:color="#000000"/>
    </style:style>
    <style:style style:name="P135" style:parent-style-name="Standard" style:family="paragraph">
      <style:text-properties fo:font-weight="bold" style:font-weight-asian="bold" style:font-weight-complex="bold" fo:color="#000000"/>
    </style:style>
    <style:style style:name="P136" style:parent-style-name="Standard" style:family="paragraph">
      <style:text-properties fo:font-weight="bold" style:font-weight-asian="bold" style:font-weight-complex="bold" fo:color="#000000"/>
    </style:style>
    <style:style style:name="P137" style:parent-style-name="Standard" style:family="paragraph">
      <style:text-properties fo:font-weight="bold" style:font-weight-asian="bold" style:font-weight-complex="bold" fo:color="#000000"/>
    </style:style>
    <style:style style:name="P138" style:parent-style-name="Standard" style:family="paragraph">
      <style:text-properties fo:font-weight="bold" style:font-weight-asian="bold" style:font-weight-complex="bold" fo:color="#000000"/>
    </style:style>
    <style:style style:name="P139" style:parent-style-name="Standard" style:family="paragraph">
      <style:text-properties fo:font-weight="bold" style:font-weight-asian="bold" style:font-weight-complex="bold" fo:color="#000000"/>
    </style:style>
    <style:style style:name="P140" style:parent-style-name="Standard" style:family="paragraph">
      <style:text-properties fo:font-weight="bold" style:font-weight-asian="bold" style:font-weight-complex="bold" fo:color="#000000"/>
    </style:style>
    <style:style style:name="P141" style:parent-style-name="Standard" style:family="paragraph">
      <style:text-properties fo:font-weight="bold" style:font-weight-asian="bold" style:font-weight-complex="bold" fo:color="#000000"/>
    </style:style>
    <style:style style:name="P142" style:parent-style-name="Standard" style:family="paragraph">
      <style:text-properties fo:font-weight="bold" style:font-weight-asian="bold" style:font-weight-complex="bold" fo:color="#000000"/>
    </style:style>
    <style:style style:name="P143" style:parent-style-name="Standard" style:family="paragraph">
      <style:text-properties fo:font-weight="bold" style:font-weight-asian="bold" style:font-weight-complex="bold" fo:color="#000000"/>
    </style:style>
    <style:style style:name="P144" style:parent-style-name="Standard" style:family="paragraph">
      <style:text-properties fo:font-weight="bold" style:font-weight-asian="bold" style:font-weight-complex="bold" fo:color="#000000"/>
    </style:style>
    <style:style style:name="P145" style:parent-style-name="Standard" style:family="paragraph">
      <style:text-properties fo:font-weight="bold" style:font-weight-asian="bold" style:font-weight-complex="bold" fo:color="#000000"/>
    </style:style>
    <style:style style:name="P146" style:parent-style-name="Standard" style:family="paragraph">
      <style:text-properties fo:font-weight="bold" style:font-weight-asian="bold" style:font-weight-complex="bold" fo:color="#000000"/>
    </style:style>
    <style:style style:name="P147" style:parent-style-name="Standard" style:family="paragraph">
      <style:text-properties fo:font-weight="bold" style:font-weight-asian="bold" style:font-weight-complex="bold" fo:color="#000000"/>
    </style:style>
    <style:style style:name="P148" style:parent-style-name="Standard" style:family="paragraph">
      <style:text-properties fo:font-weight="bold" style:font-weight-asian="bold" style:font-weight-complex="bold" fo:color="#000000"/>
    </style:style>
    <style:style style:name="P149" style:parent-style-name="Standard" style:family="paragraph">
      <style:text-properties fo:font-weight="bold" style:font-weight-asian="bold" style:font-weight-complex="bold" fo:color="#000000"/>
    </style:style>
    <style:style style:name="P150" style:parent-style-name="Standard" style:family="paragraph">
      <style:text-properties fo:font-weight="bold" style:font-weight-asian="bold" style:font-weight-complex="bold" fo:color="#000000"/>
    </style:style>
    <style:style style:name="P151" style:parent-style-name="Standard" style:family="paragraph">
      <style:text-properties fo:font-weight="bold" style:font-weight-asian="bold" style:font-weight-complex="bold" fo:color="#000000"/>
    </style:style>
    <style:style style:name="P152" style:parent-style-name="Standard" style:family="paragraph">
      <style:text-properties fo:font-weight="bold" style:font-weight-asian="bold" style:font-weight-complex="bold" fo:color="#000000"/>
    </style:style>
    <style:style style:name="P153" style:parent-style-name="Standard" style:family="paragraph">
      <style:text-properties fo:font-weight="bold" style:font-weight-asian="bold" style:font-weight-complex="bold" fo:color="#000000"/>
    </style:style>
    <style:style style:name="P154" style:parent-style-name="Standard" style:family="paragraph">
      <style:text-properties fo:font-weight="bold" style:font-weight-asian="bold" style:font-weight-complex="bold" fo:color="#000000"/>
    </style:style>
    <style:style style:name="P155" style:parent-style-name="Standard" style:family="paragraph">
      <style:text-properties fo:font-weight="bold" style:font-weight-asian="bold" style:font-weight-complex="bold" fo:color="#000000"/>
    </style:style>
    <style:style style:name="P156" style:parent-style-name="Standard" style:family="paragraph">
      <style:text-properties fo:font-weight="bold" style:font-weight-asian="bold" style:font-weight-complex="bold" fo:color="#000000"/>
    </style:style>
    <style:style style:name="P15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T163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64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65" style:parent-style-name="Policepardéfaut" style:family="text">
      <style:text-properties fo:font-weight="bold" style:font-weight-asian="bold" style:font-weight-complex="bold" fo:color="#000000"/>
    </style:style>
    <style:style style:name="P166" style:parent-style-name="Standard" style:family="paragraph">
      <style:text-properties fo:font-weight="bold" style:font-weight-asian="bold" style:font-weight-complex="bold" fo:color="#000000"/>
    </style:style>
    <style:style style:name="P167" style:parent-style-name="Standard" style:family="paragraph">
      <style:text-properties fo:font-weight="bold" style:font-weight-asian="bold" style:font-weight-complex="bold" fo:color="#000000"/>
    </style:style>
    <style:style style:name="P168" style:parent-style-name="Standard" style:family="paragraph">
      <style:text-properties fo:font-weight="bold" style:font-weight-asian="bold" style:font-weight-complex="bold" fo:color="#000000"/>
    </style:style>
    <style:style style:name="P169" style:parent-style-name="Standard" style:family="paragraph">
      <style:text-properties fo:font-weight="bold" style:font-weight-asian="bold" style:font-weight-complex="bold" fo:color="#000000"/>
    </style:style>
    <style:style style:name="P170" style:parent-style-name="Standard" style:family="paragraph">
      <style:text-properties fo:font-weight="bold" style:font-weight-asian="bold" style:font-weight-complex="bold" fo:color="#000000"/>
    </style:style>
    <style:style style:name="P171" style:parent-style-name="Standard" style:family="paragraph">
      <style:text-properties fo:font-weight="bold" style:font-weight-asian="bold" style:font-weight-complex="bold" fo:color="#000000"/>
    </style:style>
    <style:style style:name="P172" style:parent-style-name="Standard" style:family="paragraph">
      <style:text-properties fo:font-weight="bold" style:font-weight-asian="bold" style:font-weight-complex="bold" fo:color="#000000"/>
    </style:style>
    <style:style style:name="P173" style:parent-style-name="Standard" style:family="paragraph">
      <style:text-properties fo:font-weight="bold" style:font-weight-asian="bold" style:font-weight-complex="bold" fo:color="#000000"/>
    </style:style>
    <style:style style:name="P174" style:parent-style-name="Standard" style:family="paragraph">
      <style:text-properties fo:font-weight="bold" style:font-weight-asian="bold" style:font-weight-complex="bold" fo:color="#000000"/>
    </style:style>
    <style:style style:name="P175" style:parent-style-name="Standard" style:family="paragraph">
      <style:text-properties fo:font-weight="bold" style:font-weight-asian="bold" style:font-weight-complex="bold" fo:color="#000000"/>
    </style:style>
    <style:style style:name="P176" style:parent-style-name="Standard" style:family="paragraph">
      <style:text-properties fo:font-weight="bold" style:font-weight-asian="bold" style:font-weight-complex="bold" fo:color="#000000"/>
    </style:style>
    <style:style style:name="P177" style:parent-style-name="Standard" style:family="paragraph">
      <style:text-properties fo:font-weight="bold" style:font-weight-asian="bold" style:font-weight-complex="bold" fo:color="#000000"/>
    </style:style>
    <style:style style:name="P178" style:parent-style-name="Standard" style:family="paragraph">
      <style:text-properties fo:font-weight="bold" style:font-weight-asian="bold" style:font-weight-complex="bold" fo:color="#000000"/>
    </style:style>
    <style:style style:name="P179" style:parent-style-name="Standard" style:family="paragraph">
      <style:text-properties fo:font-weight="bold" style:font-weight-asian="bold" style:font-weight-complex="bold" fo:color="#000000"/>
    </style:style>
    <style:style style:name="P180" style:parent-style-name="Standard" style:family="paragraph">
      <style:text-properties fo:font-weight="bold" style:font-weight-asian="bold" style:font-weight-complex="bold" fo:color="#000000"/>
    </style:style>
    <style:style style:name="P181" style:parent-style-name="Standard" style:family="paragraph">
      <style:text-properties fo:font-weight="bold" style:font-weight-asian="bold" style:font-weight-complex="bold" fo:color="#000000"/>
    </style:style>
    <style:style style:name="P182" style:parent-style-name="Standard" style:family="paragraph">
      <style:text-properties fo:font-weight="bold" style:font-weight-asian="bold" style:font-weight-complex="bold" fo:color="#000000"/>
    </style:style>
    <style:style style:name="P183" style:parent-style-name="Standard" style:family="paragraph">
      <style:text-properties fo:font-weight="bold" style:font-weight-asian="bold" style:font-weight-complex="bold" fo:color="#000000"/>
    </style:style>
    <style:style style:name="P184" style:parent-style-name="Standard" style:family="paragraph">
      <style:text-properties fo:font-weight="bold" style:font-weight-asian="bold" style:font-weight-complex="bold" fo:color="#000000"/>
    </style:style>
    <style:style style:name="P185" style:parent-style-name="Standard" style:family="paragraph">
      <style:text-properties fo:font-weight="bold" style:font-weight-asian="bold" style:font-weight-complex="bold" fo:color="#000000"/>
    </style:style>
    <style:style style:name="P186" style:parent-style-name="Standard" style:family="paragraph">
      <style:text-properties fo:font-weight="bold" style:font-weight-asian="bold" style:font-weight-complex="bold" fo:color="#000000"/>
    </style:style>
    <style:style style:name="P187" style:parent-style-name="Standard" style:family="paragraph">
      <style:text-properties fo:font-weight="bold" style:font-weight-asian="bold" style:font-weight-complex="bold" fo:color="#000000"/>
    </style:style>
    <style:style style:name="P188" style:parent-style-name="Standard" style:family="paragraph">
      <style:text-properties fo:font-weight="bold" style:font-weight-asian="bold" style:font-weight-complex="bold" fo:color="#000000"/>
    </style:style>
    <style:style style:name="P189" style:parent-style-name="Standard" style:family="paragraph">
      <style:text-properties fo:font-weight="bold" style:font-weight-asian="bold" style:font-weight-complex="bold" fo:color="#000000"/>
    </style:style>
    <style:style style:name="P190" style:parent-style-name="Standard" style:family="paragraph">
      <style:text-properties fo:font-weight="bold" style:font-weight-asian="bold" style:font-weight-complex="bold" fo:color="#000000"/>
    </style:style>
    <style:style style:name="P191" style:parent-style-name="Standard" style:family="paragraph">
      <style:text-properties fo:font-weight="bold" style:font-weight-asian="bold" style:font-weight-complex="bold" fo:color="#000000"/>
    </style:style>
    <style:style style:name="P192" style:parent-style-name="Standard" style:family="paragraph">
      <style:text-properties fo:font-weight="bold" style:font-weight-asian="bold" style:font-weight-complex="bold" fo:color="#000000"/>
    </style:style>
    <style:style style:name="P193" style:parent-style-name="Standard" style:family="paragraph">
      <style:text-properties fo:font-weight="bold" style:font-weight-asian="bold" style:font-weight-complex="bold" fo:color="#000000"/>
    </style:style>
    <style:style style:name="P194" style:parent-style-name="Standard" style:family="paragraph">
      <style:text-properties fo:font-weight="bold" style:font-weight-asian="bold" style:font-weight-complex="bold" fo:color="#000000"/>
    </style:style>
    <style:style style:name="P195" style:parent-style-name="Standard" style:family="paragraph">
      <style:text-properties fo:font-weight="bold" style:font-weight-asian="bold" style:font-weight-complex="bold" fo:color="#000000"/>
    </style:style>
    <style:style style:name="P196" style:parent-style-name="Standard" style:family="paragraph">
      <style:text-properties fo:font-weight="bold" style:font-weight-asian="bold" style:font-weight-complex="bold" fo:color="#000000"/>
    </style:style>
    <style:style style:name="P197" style:parent-style-name="Standard" style:family="paragraph">
      <style:text-properties fo:font-weight="bold" style:font-weight-asian="bold" style:font-weight-complex="bold" fo:color="#000000"/>
    </style:style>
    <style:style style:name="P198" style:parent-style-name="Standard" style:family="paragraph">
      <style:text-properties fo:font-weight="bold" style:font-weight-asian="bold" style:font-weight-complex="bold" fo:color="#000000"/>
    </style:style>
    <style:style style:name="P199" style:parent-style-name="Standard" style:family="paragraph">
      <style:text-properties fo:font-weight="bold" style:font-weight-asian="bold" style:font-weight-complex="bold" fo:color="#000000"/>
    </style:style>
    <style:style style:name="P200" style:parent-style-name="Standard" style:family="paragraph">
      <style:text-properties fo:font-weight="bold" style:font-weight-asian="bold" style:font-weight-complex="bold" fo:color="#000000"/>
    </style:style>
    <style:style style:name="P201" style:parent-style-name="Standard" style:family="paragraph">
      <style:text-properties fo:font-weight="bold" style:font-weight-asian="bold" style:font-weight-complex="bold" fo:color="#000000"/>
    </style:style>
    <style:style style:name="P202" style:parent-style-name="Standard" style:family="paragraph">
      <style:text-properties fo:font-weight="bold" style:font-weight-asian="bold" style:font-weight-complex="bold" fo:color="#000000"/>
    </style:style>
    <style:style style:name="P203" style:parent-style-name="Standard" style:family="paragraph">
      <style:text-properties fo:font-weight="bold" style:font-weight-asian="bold" style:font-weight-complex="bold" fo:color="#000000"/>
    </style:style>
    <style:style style:name="P204" style:parent-style-name="Standard" style:family="paragraph">
      <style:text-properties fo:font-weight="bold" style:font-weight-asian="bold" style:font-weight-complex="bold" fo:color="#000000"/>
    </style:style>
    <style:style style:name="P205" style:parent-style-name="Standard" style:family="paragraph">
      <style:text-properties fo:font-weight="bold" style:font-weight-asian="bold" style:font-weight-complex="bold" fo:color="#000000"/>
    </style:style>
    <style:style style:name="P206" style:parent-style-name="Standard" style:family="paragraph">
      <style:text-properties fo:font-weight="bold" style:font-weight-asian="bold" style:font-weight-complex="bold" fo:color="#000000"/>
    </style:style>
    <style:style style:name="P207" style:parent-style-name="Standard" style:family="paragraph">
      <style:text-properties fo:font-weight="bold" style:font-weight-asian="bold" style:font-weight-complex="bold" fo:color="#000000"/>
    </style:style>
    <style:style style:name="P208" style:parent-style-name="Standard" style:family="paragraph">
      <style:text-properties fo:font-weight="bold" style:font-weight-asian="bold" style:font-weight-complex="bold" fo:color="#000000"/>
    </style:style>
    <style:style style:name="P20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21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211" style:parent-style-name="Standard" style:family="paragraph">
      <style:text-properties fo:font-weight="bold" style:font-weight-asian="bold" style:font-weight-complex="bold" fo:color="#000000"/>
    </style:style>
    <style:style style:name="P212" style:parent-style-name="Standard" style:family="paragraph">
      <style:text-properties fo:font-weight="bold" style:font-weight-asian="bold" style:font-weight-complex="bold" fo:color="#000000"/>
    </style:style>
    <style:style style:name="P213" style:parent-style-name="Standard" style:family="paragraph">
      <style:text-properties fo:font-weight="bold" style:font-weight-asian="bold" style:font-weight-complex="bold" fo:color="#000000"/>
    </style:style>
    <style:style style:name="P214" style:parent-style-name="Standard" style:family="paragraph">
      <style:text-properties fo:font-weight="bold" style:font-weight-asian="bold" style:font-weight-complex="bold" fo:color="#000000"/>
    </style:style>
    <style:style style:name="P215" style:parent-style-name="Standard" style:family="paragraph">
      <style:text-properties fo:font-weight="bold" style:font-weight-asian="bold" style:font-weight-complex="bold" fo:color="#000000"/>
    </style:style>
    <style:style style:name="P216" style:parent-style-name="Standard" style:family="paragraph">
      <style:text-properties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font-weight="bold" style:font-weight-asian="bold" style:font-weight-complex="bold" fo:color="#000000"/>
    </style:style>
    <style:style style:name="P218" style:parent-style-name="Standard" style:family="paragraph">
      <style:text-properties fo:font-weight="bold" style:font-weight-asian="bold" style:font-weight-complex="bold" fo:color="#000000"/>
    </style:style>
    <style:style style:name="P219" style:parent-style-name="Standard" style:family="paragraph">
      <style:text-properties fo:font-weight="bold" style:font-weight-asian="bold" style:font-weight-complex="bold" fo:color="#000000"/>
    </style:style>
    <style:style style:name="P220" style:parent-style-name="Standard" style:family="paragraph">
      <style:text-properties fo:font-weight="bold" style:font-weight-asian="bold" style:font-weight-complex="bold" fo:color="#000000"/>
    </style:style>
    <style:style style:name="P22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22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22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22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225" style:parent-style-name="Standard" style:family="paragraph">
      <style:text-properties fo:font-weight="bold" style:font-weight-asian="bold" style:font-weight-complex="bold" fo:color="#000000"/>
    </style:style>
    <style:style style:name="P226" style:parent-style-name="Standard" style:family="paragraph">
      <style:text-properties fo:font-weight="bold" style:font-weight-asian="bold" style:font-weight-complex="bold" fo:color="#000000"/>
    </style:style>
    <style:style style:name="P227" style:parent-style-name="Standard" style:family="paragraph">
      <style:text-properties fo:font-weight="bold" style:font-weight-asian="bold" style:font-weight-complex="bold" fo:color="#000000"/>
    </style:style>
    <style:style style:name="P228" style:parent-style-name="Standard" style:family="paragraph">
      <style:text-properties fo:font-weight="bold" style:font-weight-asian="bold" style:font-weight-complex="bold" fo:color="#000000"/>
    </style:style>
    <style:style style:name="P229" style:parent-style-name="Standard" style:family="paragraph">
      <style:text-properties fo:font-weight="bold" style:font-weight-asian="bold" style:font-weight-complex="bold" fo:color="#000000"/>
    </style:style>
    <style:style style:name="P230" style:parent-style-name="Standard" style:family="paragraph">
      <style:text-properties fo:font-weight="bold" style:font-weight-asian="bold" style:font-weight-complex="bold" fo:color="#000000"/>
    </style:style>
    <style:style style:name="P231" style:parent-style-name="Standard" style:family="paragraph">
      <style:text-properties fo:font-weight="bold" style:font-weight-asian="bold" style:font-weight-complex="bold" fo:color="#000000"/>
    </style:style>
    <style:style style:name="P232" style:parent-style-name="Standard" style:family="paragraph">
      <style:text-properties fo:font-weight="bold" style:font-weight-asian="bold" style:font-weight-complex="bold" fo:color="#000000"/>
    </style:style>
    <style:style style:name="P233" style:parent-style-name="Standard" style:family="paragraph">
      <style:text-properties fo:font-weight="bold" style:font-weight-asian="bold" style:font-weight-complex="bold" fo:color="#000000"/>
    </style:style>
    <style:style style:name="P234" style:parent-style-name="Standard" style:family="paragraph">
      <style:text-properties fo:font-weight="bold" style:font-weight-asian="bold" style:font-weight-complex="bold" fo:color="#000000"/>
    </style:style>
    <style:style style:name="P235" style:parent-style-name="Standard" style:family="paragraph">
      <style:text-properties fo:font-weight="bold" style:font-weight-asian="bold" style:font-weight-complex="bold" fo:color="#000000"/>
    </style:style>
    <style:style style:name="P236" style:parent-style-name="Standard" style:family="paragraph">
      <style:text-properties fo:font-weight="bold" style:font-weight-asian="bold" style:font-weight-complex="bold" fo:color="#000000"/>
    </style:style>
    <style:style style:name="P237" style:parent-style-name="Standard" style:family="paragraph">
      <style:text-properties fo:font-weight="bold" style:font-weight-asian="bold" style:font-weight-complex="bold" fo:color="#000000"/>
    </style:style>
    <style:style style:name="P238" style:parent-style-name="Standard" style:family="paragraph">
      <style:text-properties fo:font-weight="bold" style:font-weight-asian="bold" style:font-weight-complex="bold" fo:color="#000000"/>
    </style:style>
    <style:style style:name="P239" style:parent-style-name="Standard" style:family="paragraph">
      <style:text-properties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40" style:parent-style-name="Standard" style:family="paragraph">
      <style:text-properties fo:font-weight="bold" style:font-weight-asian="bold" style:font-weight-complex="bold" fo:color="#000000"/>
    </style:style>
    <style:style style:name="P241" style:parent-style-name="Standard" style:family="paragraph">
      <style:text-properties fo:font-weight="bold" style:font-weight-asian="bold" style:font-weight-complex="bold" fo:color="#000000"/>
    </style:style>
    <style:style style:name="P242" style:parent-style-name="Standard" style:family="paragraph">
      <style:text-properties fo:font-weight="bold" style:font-weight-asian="bold" style:font-weight-complex="bold" fo:color="#000000"/>
    </style:style>
    <style:style style:name="P243" style:parent-style-name="Standard" style:family="paragraph">
      <style:text-properties fo:font-weight="bold" style:font-weight-asian="bold" style:font-weight-complex="bold" fo:color="#000000"/>
    </style:style>
    <style:style style:name="P244" style:parent-style-name="Standard" style:family="paragraph">
      <style:text-properties fo:font-weight="bold" style:font-weight-asian="bold" style:font-weight-complex="bold" fo:color="#000000"/>
    </style:style>
    <style:style style:name="P245" style:parent-style-name="Standard" style:family="paragraph">
      <style:text-properties fo:font-weight="bold" style:font-weight-asian="bold" style:font-weight-complex="bold" fo:color="#000000"/>
    </style:style>
    <style:style style:name="P246" style:parent-style-name="Standard" style:family="paragraph">
      <style:text-properties fo:font-weight="bold" style:font-weight-asian="bold" style:font-weight-complex="bold" fo:color="#000000"/>
    </style:style>
    <style:style style:name="P247" style:parent-style-name="Standard" style:family="paragraph">
      <style:text-properties fo:font-weight="bold" style:font-weight-asian="bold" style:font-weight-complex="bold" fo:color="#000000"/>
    </style:style>
    <style:style style:name="P248" style:parent-style-name="Standard" style:family="paragraph">
      <style:text-properties fo:font-weight="bold" style:font-weight-asian="bold" style:font-weight-complex="bold" fo:color="#000000"/>
    </style:style>
    <style:style style:name="P249" style:parent-style-name="Standard" style:family="paragraph">
      <style:text-properties fo:font-weight="bold" style:font-weight-asian="bold" style:font-weight-complex="bold" fo:color="#000000"/>
    </style:style>
    <style:style style:name="P250" style:parent-style-name="Standard" style:family="paragraph">
      <style:text-properties fo:font-weight="bold" style:font-weight-asian="bold" style:font-weight-complex="bold" fo:color="#000000"/>
    </style:style>
    <style:style style:name="P251" style:parent-style-name="Standard" style:family="paragraph">
      <style:text-properties fo:font-weight="bold" style:font-weight-asian="bold" style:font-weight-complex="bold" fo:color="#000000"/>
    </style:style>
    <style:style style:name="P252" style:parent-style-name="Standard" style:family="paragraph">
      <style:text-properties fo:font-weight="bold" style:font-weight-asian="bold" style:font-weight-complex="bold" fo:color="#000000"/>
    </style:style>
    <style:style style:name="P253" style:parent-style-name="Standard" style:family="paragraph">
      <style:text-properties fo:font-weight="bold" style:font-weight-asian="bold" style:font-weight-complex="bold" fo:color="#000000"/>
    </style:style>
    <style:style style:name="P254" style:parent-style-name="Standard" style:family="paragraph">
      <style:text-properties fo:font-weight="bold" style:font-weight-asian="bold" style:font-weight-complex="bold" fo:color="#000000"/>
    </style:style>
    <style:style style:name="P255" style:parent-style-name="Standard" style:family="paragraph">
      <style:text-properties fo:font-weight="bold" style:font-weight-asian="bold" style:font-weight-complex="bold" fo:color="#000000"/>
    </style:style>
    <style:style style:name="P256" style:parent-style-name="Standard" style:family="paragraph">
      <style:text-properties fo:font-weight="bold" style:font-weight-asian="bold" style:font-weight-complex="bold" fo:color="#000000"/>
    </style:style>
    <style:style style:name="P257" style:parent-style-name="Standard" style:family="paragraph">
      <style:text-properties fo:font-weight="bold" style:font-weight-asian="bold" style:font-weight-complex="bold" fo:color="#000000"/>
    </style:style>
    <style:style style:name="P258" style:parent-style-name="Standard" style:family="paragraph">
      <style:text-properties fo:font-weight="bold" style:font-weight-asian="bold" style:font-weight-complex="bold" fo:color="#000000"/>
    </style:style>
    <style:style style:name="P259" style:parent-style-name="Standard" style:family="paragraph">
      <style:text-properties fo:font-weight="bold" style:font-weight-asian="bold" style:font-weight-complex="bold" fo:color="#000000"/>
    </style:style>
    <style:style style:name="P260" style:parent-style-name="Standard" style:family="paragraph">
      <style:text-properties fo:font-weight="bold" style:font-weight-asian="bold" style:font-weight-complex="bold" fo:color="#000000"/>
    </style:style>
    <style:style style:name="P261" style:parent-style-name="Standard" style:family="paragraph">
      <style:text-properties fo:font-weight="bold" style:font-weight-asian="bold" style:font-weight-complex="bold" fo:color="#000000"/>
    </style:style>
    <style:style style:name="P262" style:parent-style-name="Standard" style:family="paragraph">
      <style:text-properties fo:font-weight="bold" style:font-weight-asian="bold" style:font-weight-complex="bold" fo:color="#000000"/>
    </style:style>
    <style:style style:name="P263" style:parent-style-name="Standard" style:family="paragraph">
      <style:text-properties fo:font-weight="bold" style:font-weight-asian="bold" style:font-weight-complex="bold" fo:color="#000000"/>
    </style:style>
    <style:style style:name="P264" style:parent-style-name="Standard" style:family="paragraph">
      <style:text-properties fo:font-weight="bold" style:font-weight-asian="bold" style:font-weight-complex="bold" fo:color="#000000"/>
    </style:style>
    <style:style style:name="P265" style:parent-style-name="Standard" style:family="paragraph">
      <style:text-properties fo:font-weight="bold" style:font-weight-asian="bold" style:font-weight-complex="bold" fo:color="#000000"/>
    </style:style>
    <style:style style:name="P266" style:parent-style-name="Standard" style:family="paragraph">
      <style:text-properties fo:font-weight="bold" style:font-weight-asian="bold" style:font-weight-complex="bold" fo:color="#000000"/>
    </style:style>
    <style:style style:name="P267" style:parent-style-name="Standard" style:family="paragraph">
      <style:text-properties fo:font-weight="bold" style:font-weight-asian="bold" style:font-weight-complex="bold" fo:color="#000000"/>
    </style:style>
    <style:style style:name="P268" style:parent-style-name="Standard" style:family="paragraph">
      <style:text-properties fo:font-weight="bold" style:font-weight-asian="bold" style:font-weight-complex="bold" fo:color="#000000"/>
    </style:style>
    <style:style style:name="P269" style:parent-style-name="Standard" style:family="paragraph">
      <style:text-properties fo:font-weight="bold" style:font-weight-asian="bold" style:font-weight-complex="bold" fo:color="#000000"/>
    </style:style>
    <style:style style:name="P270" style:parent-style-name="Standard" style:family="paragraph">
      <style:text-properties fo:font-weight="bold" style:font-weight-asian="bold" style:font-weight-complex="bold" fo:color="#000000"/>
    </style:style>
    <style:style style:name="P271" style:parent-style-name="Standard" style:family="paragraph">
      <style:text-properties fo:font-weight="bold" style:font-weight-asian="bold" style:font-weight-complex="bold" fo:color="#000000"/>
    </style:style>
    <style:style style:name="P272" style:parent-style-name="Standard" style:family="paragraph">
      <style:text-properties fo:font-weight="bold" style:font-weight-asian="bold" style:font-weight-complex="bold" fo:color="#000000"/>
    </style:style>
    <style:style style:name="P273" style:parent-style-name="Standard" style:family="paragraph">
      <style:text-properties fo:font-weight="bold" style:font-weight-asian="bold" style:font-weight-complex="bold" fo:color="#000000"/>
    </style:style>
    <style:style style:name="P274" style:parent-style-name="Standard" style:family="paragraph">
      <style:text-properties fo:font-weight="bold" style:font-weight-asian="bold" style:font-weight-complex="bold" fo:color="#000000"/>
    </style:style>
    <style:style style:name="P275" style:parent-style-name="Standard" style:family="paragraph">
      <style:text-properties fo:font-weight="bold" style:font-weight-asian="bold" style:font-weight-complex="bold" fo:color="#000000"/>
    </style:style>
    <style:style style:name="P276" style:parent-style-name="Standard" style:family="paragraph">
      <style:text-properties fo:font-weight="bold" style:font-weight-asian="bold" style:font-weight-complex="bold" fo:color="#000000"/>
    </style:style>
    <style:style style:name="P277" style:parent-style-name="Standard" style:family="paragraph">
      <style:text-properties fo:font-weight="bold" style:font-weight-asian="bold" style:font-weight-complex="bold" fo:color="#000000"/>
    </style:style>
    <style:style style:name="P278" style:parent-style-name="Standard" style:family="paragraph">
      <style:text-properties fo:font-weight="bold" style:font-weight-asian="bold" style:font-weight-complex="bold" fo:color="#000000"/>
    </style:style>
    <style:style style:name="P279" style:parent-style-name="Standard" style:family="paragraph">
      <style:text-properties fo:font-weight="bold" style:font-weight-asian="bold" style:font-weight-complex="bold" fo:color="#000000"/>
    </style:style>
    <style:style style:name="T280" style:parent-style-name="Policepardéfaut" style:family="text"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>Arbres et forêts(2) : Algorithmes</text:p>
      <text:p text:style-name="P2"/>
      <text:p text:style-name="P3">1)Parcours d'arbres binaires étiquetés</text:p>
      <text:p text:style-name="P4"/>
      <text:p text:style-name="P5">On s'intéresse au parcours en « profondeur d'abord » et on veut appliquer une seule fois un certain traitement à<text:s/>chaque nœud</text:p>
      <text:p text:style-name="P6"/>
      <text:p text:style-name="P7">parcours en profondeur :</text:p>
      <text:p text:style-name="P8">préfixe : r g d</text:p>
      <text:p text:style-name="P9">postfixe : g d r</text:p>
      <text:p text:style-name="P10">infixe : g r d</text:p>
      <text:p text:style-name="P11"/>
      <text:p text:style-name="P12">pr : S → void</text:p>
      <text:p text:style-name="P13">infixe : Arbin (S → void) → void</text:p>
      <text:p text:style-name="P14">infixe(^,pr)=rien</text:p>
      <text:p text:style-name="P15">infixe(e(a1,x,a2),pr)=infixe(a1,pr), pr(x),infixe(a2,pr)</text:p>
      <text:p text:style-name="P16"/>
      <text:p text:style-name="P17">2)Dérécursivation</text:p>
      <text:p text:style-name="P18"/>
      <text:p text:style-name="P19">fonction de descente à gauche :</text:p>
      <text:p text:style-name="P20">desg : Arbin Pile → Pile</text:p>
      <text:p text:style-name="P21">desg(a,p)=si v(a) alors p</text:p>
      <text:p text:style-name="P22"><text:tab/>sinon desg(ag(a),empiler(p,a)) fsi</text:p>
      <text:p text:style-name="P23"/>
      <text:p text:style-name="P24">itératif :</text:p>
      <text:p text:style-name="P25">desg(a,p)=p'</text:p>
      <text:p text:style-name="P26">avec(a',p')=init(a,p) tant que !v(a') rep (ag(a'),empiler(p',a')) frep</text:p>
      <text:p text:style-name="P27"/>
      <text:p text:style-name="P28">infixe(a,pr)=rien</text:p>
      <text:p text:style-name="P29"><text:tab/>avec p=init desg(a,pilenouv) tant que (!v(p))</text:p>
      <text:p text:style-name="P30"><text:tab/>rep soit a'=sommet(p)</text:p>
      <text:p text:style-name="Standard"><text:span text:style-name="T31"><text:tab/></text:span><text:span text:style-name="T32"><text:tab/></text:span><text:span text:style-name="T33">dans pr(r(a')), desg(ad(a'),depiler(p)) frep</text:span></text:p>
      <text:p text:style-name="P34"/>
      <text:p text:style-name="P35"/>
      <text:p text:style-name="P36">préfixe</text:p>
      <text:p text:style-name="P37">desg(a,p,pr)=p'</text:p>
      <text:p text:style-name="P38"><text:tab/>avec (a',p')=init (a,p) tant que (!v(a'))</text:p>
      <text:p text:style-name="P39"><text:tab/>rep pr(r(a')), (ag(a'),si v(ad(a')) alors p' sinon empiler(p',ad(a')) fsi) frp</text:p>
      <text:p text:style-name="P40"/>
      <text:p text:style-name="P41">prefixe(a,pr)=rien</text:p>
      <text:p text:style-name="P42"><text:tab/>avec p=init<text:s/>desg(a,pilenouv,pr) tant que (!v(p))</text:p>
      <text:p text:style-name="P43"><text:tab/>rep desg(sommet(p),depiler(p),pr) frep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p text:style-name="P51">Postfixe :</text:p>
      <text:p text:style-name="P52"/>
      <text:p text:style-name="P53">desgd : Arbin Nat → Liste /* descente à gauche ou à droite en notant une pile de couple d'arbre/numéro dans la fratrie (0 la racine,1 gauche, 2 droit) */</text:p>
      <text:p text:style-name="P54">desgd(a,n,p)=p'</text:p>
      <text:p text:style-name="P55">avec (a',p')=init(a,empiler(p,(a,n))) tant que (!v(a'))</text:p>
      <text:p text:style-name="P56">rep (a'',empiler(p,(a'',n''))</text:p>
      <text:p text:style-name="P57">avec (a'',n'')=si v(ag(a')) alors (ad(a'),2) sinon (ag(a'),1)fsi frep</text:p>
      <text:p text:style-name="P58"/>
      <text:p text:style-name="P59"/>
      <text:p text:style-name="P60">Ensuite, après la 1er descente, on traite le sommet de la pile, et on relance desgd à<text:s/>droite du père s'il a un fils droit et qu'on n'en vient pas).</text:p>
      <text:p text:style-name="P61"/>
      <text:p text:style-name="P62">postfixe(a,pr)=rien</text:p>
      <text:p text:style-name="P63">avec p'=init desgd(a,0,pilenouv) tant que (!v(p'))</text:p>
      <text:p text:style-name="P64">rep</text:p>
      <text:p text:style-name="P65">soit (a',n')=sommet(p), pr(r(a'))</text:p>
      <text:p text:style-name="P66">soit p''=depiler(p')</text:p>
      <text:p text:style-name="P67">si vide(p'') alors p''</text:p>
      <text:p text:style-name="P68">sinon soit (a'',n'')=sommet(p'')</text:p>
      <text:p text:style-name="P69"><text:tab/>si (v(ad(a'')) &amp;&amp; n'==1) ou (!v(ad(a'') et n'==2) alors p''</text:p>
      <text:p text:style-name="Standard"><text:span text:style-name="T70"><text:tab/></text:span><text:span text:style-name="T71">sinon desgd(ad(a''),2,p'') fsi fsi</text:span></text:p>
      <text:p text:style-name="P72">frep</text:p>
      <text:p text:style-name="P73"/>
      <text:p text:style-name="P74"/>
      <text:p text:style-name="P75"/>
      <text:p text:style-name="P76">3)Suppression de la récursivité double</text:p>
      <text:p text:style-name="P77"/>
      <text:p text:style-name="P78">exemple : Tour de Hanoï : <text:s/>H(n,a,b,c) (n:nombre de disque, a b c les tour) avec une seul op D(x,y) déplace le disque de la tour x à la tour y.</text:p>
      <text:p text:style-name="P79"/>
      <text:p text:style-name="P80">Révursive :</text:p>
      <text:p text:style-name="P81">H : Nat Nat Nat Nat → void (effet de bord)</text:p>
      <text:p text:style-name="P82">H(n,a,b,c)= si n== 0 alors rien</text:p>
      <text:p text:style-name="Standard"><text:span text:style-name="T83"><text:tab/></text:span><text:span text:style-name="T84">sinon H(n-1,a,c,b), D(a,c) H(n-1,b,a,c) fsi</text:span></text:p>
      <text:p text:style-name="P85"/>
      <text:p text:style-name="P86">=&gt;<text:s/>En forme infixe, donc il suffit d'appliquer l'algo de dérécursivation de l'infixe pour trouver une manière impérative de calculer Hanoi.</text:p>
      <text:p text:style-name="P87"/>
      <text:p text:style-name="P88">H(n,a,b,c)=rien avec (n',a',b',c')=init desg(n,a,b,c,pilenouv) tant que (!v(p))</text:p>
      <text:p text:style-name="P89">rep<text:tab/>avec (n',a',b',c')=sommet(p),<text:s/>D(a',c')</text:p>
      <text:p text:style-name="P90"><text:tab/><text:tab/>si n'==1 alors montd(n',a',b',c',p)</text:p>
      <text:p text:style-name="P91"><text:tab/><text:tab/>sinon desg(n'-1,b',a',c',p) rsi</text:p>
      <text:p text:style-name="P92">frep</text:p>
      <text:p text:style-name="P93">desg(n,a,b,c,p)=p'</text:p>
      <text:p text:style-name="Standard"><text:span text:style-name="T94"><text:tab/></text:span><text:span text:style-name="T95">avec (n',a',b',c')=init(n,a,b,c,p) tant que n'&gt;0</text:span></text:p>
      <text:p text:style-name="Standard"><text:span text:style-name="T96"><text:tab/></text:span><text:span text:style-name="T97">rep (n-1,a',c',b',empiler(n',p',a',b',c') frep</text:span></text:p>
      <text:p text:style-name="P98"/>
      <text:p text:style-name="P99">montd(n,a,b,c)=p'</text:p>
      <text:p text:style-name="P100">avec (n',a',b',c',p')=init(n,a,b,c,depiler(p)) tant que (si v(p') alors faux sinon (a',b',c')==(b'',a'',c'') avec (n'',a'',b'',c'') sommet(p'))</text:p>
      <text:soft-page-break/>
      <text:p text:style-name="P101">rep (sommet(p'),depiler(p')) frep</text:p>
      <text:p text:style-name="P102"/>
      <text:p text:style-name="P103">Version de Hanoi sans pile (avec entier)</text:p>
      <text:p text:style-name="P104">H(n,a,b,c)=rien avec (n',a',b',c')=init desg(n,a,b,c,1) tant que (p!=0)</text:p>
      <text:p text:style-name="P105">rep<text:tab/><text:tab/>D(a',c')</text:p>
      <text:p text:style-name="P106"><text:tab/><text:tab/>si n'==1 alors montd(n',a',b',c',p)</text:p>
      <text:p text:style-name="P107"><text:tab/><text:tab/>sinon desg(n'-1,b',a',c',2*p+1) rsi</text:p>
      <text:p text:style-name="P108">frep</text:p>
      <text:p text:style-name="P109">desg(n,a,b,c,p)=(n',a',b',c',p')</text:p>
      <text:p text:style-name="Standard"><text:span text:style-name="T110"><text:tab/></text:span><text:span text:style-name="T111">avec (n',a',b',c',p')=init(n,a,b,c,p) tant que n'&gt;1</text:span></text:p>
      <text:p text:style-name="Standard"><text:span text:style-name="T112"><text:tab/></text:span><text:span text:style-name="T113">rep (n-1,a',c',b',p'*2) frep</text:span></text:p>
      <text:p text:style-name="P114"/>
      <text:p text:style-name="P115">montd(n,a,b,c)=(n'+1,a',b',c',p'/2)</text:p>
      <text:p text:style-name="P116">avec (n',a',b',c',p')=init(n,a,b,c,p) tant que (si p'==0 alors faux sinon impaire(p'))</text:p>
      <text:p text:style-name="P117">rep (n'+1,b',a',c',p'/2)) frep</text:p>
      <text:p text:style-name="P118"/>
      <text:p text:style-name="P119"/>
      <text:p text:style-name="P120">Arbres des appels = arbres binaire complet 2^n -1.</text:p>
      <text:p text:style-name="P121">Cette taille est le nombre d'étération, on note la hauteur h en plus de p.</text:p>
      <text:p text:style-name="P122">On note le<text:s/>cheminement dans l'arbre d=(DG,RG,DD,RD)</text:p>
      <text:p text:style-name="P123">H(n,a,b,c)=rien</text:p>
      <text:p text:style-name="P124">avec (a',b',c',p,h,d,i)=init(a,b,c,1,1,DG,0)</text:p>
      <text:p text:style-name="P125">tant que i&lt;2^n -1 rep</text:p>
      <text:p text:style-name="P126">si d=DG alors (a',c',b',2p,h+1,si h+1&lt;n alors (DG,i) sinon (RG,i+1),D(a',b') fsi )</text:p>
      <text:p text:style-name="P127">sinon si d=RG alors (a',c',b',p'/2,h-1, DD,i+1) ,<text:s/>D(a',b')</text:p>
      <text:p text:style-name="P128">sinon si d=DD alors (b',a',c',2p+1,h+1,si h+1&lt;n alors (DG,i) sinon (RD,i+1), D(b',c') fsi)</text:p>
      <text:p text:style-name="P129">sinon (b',a',c',p/2,h-1, si pair(p/2) alors RG sinon RD fsi,i) fsi fsi fsi frep</text:p>
      <text:p text:style-name="P130"/>
      <text:p text:style-name="P131">4)Arbres binaires triés</text:p>
      <text:p text:style-name="P132">Ou arbres binaires de recherche, on suppose que S<text:s/>est muni d'un ordre total &lt;=</text:p>
      <text:p text:style-name="P133"/>
      <text:p text:style-name="P134">Définition : Un arbre binaire étiqueté par S est tri si en chacun des nœuds b, les étiquettes du sous-arbre gauche sont &lt;= r(b) et celles du sous arbres droit &gt; r(b)</text:p>
      <text:p text:style-name="P135">Pour simplifier, on suppose qu'un tel arbre ne contient jamais 2 fois la même étiquettes.</text:p>
      <text:p text:style-name="P136"/>
      <text:p text:style-name="P137">Couper un arbre en 2 =&gt; insertion à la racine (l'algo normal insère aux feuilles).</text:p>
      <text:p text:style-name="P138"/>
      <text:p text:style-name="P139">Specif ARBINT étend ORDT</text:p>
      <text:p text:style-name="P140">Sorte Arbint</text:p>
      <text:p text:style-name="P141">^ : → Arbint</text:p>
      <text:p text:style-name="P142">e,ag,ad,r,v,eg,ed même qu'avant sauf que Arbin devient Arbint</text:p>
      <text:p text:style-name="P143"/>
      <text:p text:style-name="P144">min,max : Arbin → S // retourne l'étiquette la plus petite/grande</text:p>
      <text:p text:style-name="P145">rech : Arbint S → Arbint // recherche un élément dans l'arbre, et renvoie le sous arbre</text:p>
      <text:p text:style-name="P146">insf : Arbint S → Arbint // insertion à une feuille</text:p>
      <text:p text:style-name="P147">sup : Arbint S → Arbint // suppression d'un nœud</text:p>
      <text:p text:style-name="P148">coup : Arbint S → Arbint Arbint //coupure</text:p>
      <text:p text:style-name="P149">insr : Arbint S → Arbint //insertion à la racine</text:p>
      <text:p text:style-name="P150">otermax : Arbint → Arbint // enlève le maximum d'un arbre</text:p>
      <text:p text:style-name="P151"/>
      <text:p text:style-name="P152">préconditions :</text:p>
      <text:p text:style-name="P153">pré r(a) =pré min(a) = pré max(a) =&gt;!v(a)</text:p>
      <text:soft-page-break/>
      <text:p text:style-name="P154">pré e(a1,x,a2)=&gt;<text:s/>si v(a1) alors vrai sinon max(a1)&lt;x</text:p>
      <text:p text:style-name="P155"><text:tab/><text:tab/>et si v(a2) alors vrai sinon min(a1)&gt;x</text:p>
      <text:p text:style-name="P156"/>
      <text:p text:style-name="P157">axiomes :</text:p>
      <text:p text:style-name="P158">max(a)=r(ed(a))</text:p>
      <text:p text:style-name="P159">min(a)=r(eg(a))</text:p>
      <text:p text:style-name="P160"/>
      <text:p text:style-name="P161">rech(^,z)=^</text:p>
      <text:p text:style-name="P162">rech(e(a1,x,a2),z)=si x==z alors e(a1,x,a2)</text:p>
      <text:p text:style-name="Standard"><text:span text:style-name="T163"><text:tab/></text:span><text:span text:style-name="T164"><text:tab/></text:span><text:span text:style-name="T165">sinon si z&lt;x alors rech (a1,z) sinon rech(a2,z)</text:span></text:p>
      <text:p text:style-name="P166"/>
      <text:p text:style-name="P167">insf(^,z)=e(^,z,^)</text:p>
      <text:p text:style-name="P168">insf(e(a1,x,a2),z)= si x== z alors e(a1,x,a2)</text:p>
      <text:p text:style-name="P169"><text:tab/><text:tab/>sinon si z&lt;x alors e(insf(a1,z),x,a2) sinon e(a1,x,insf(a2,z))</text:p>
      <text:p text:style-name="P170"/>
      <text:p text:style-name="P171">insr(^,z)=e(^,z,^)</text:p>
      <text:p text:style-name="P172">insr(e(a1,x,a2),z)=si z==x alors e(a1,x,a2)</text:p>
      <text:p text:style-name="P173"><text:tab/><text:tab/>sinon si z&lt;x alors soit b=insr(a1,z) dans e(ag(b),z,e(ad(b),x,a2))</text:p>
      <text:p text:style-name="P174"><text:tab/><text:tab/>sinon soit<text:s/>b=insr(a2,z) dans e(e(a1,x,ag(b)),z,ad(b)) fsi fsi</text:p>
      <text:p text:style-name="P175"/>
      <text:p text:style-name="P176">insr(a,z)= soit (b1,b2)=coup(a,z)</text:p>
      <text:p text:style-name="P177"><text:tab/>e(b1,z,b2)</text:p>
      <text:p text:style-name="P178"/>
      <text:p text:style-name="P179">coup(^,z)=(^,^)</text:p>
      <text:p text:style-name="P180">coup(e(a1,x,a2),z)= si z==x alors (a1,a2)</text:p>
      <text:p text:style-name="P181"><text:tab/><text:tab/><text:tab/>si z&lt;x alors soit (b1,b2)=coup(a1,z)</text:p>
      <text:p text:style-name="P182"><text:tab/><text:tab/><text:tab/>dans (b1,e(b2,x,a2))</text:p>
      <text:p text:style-name="P183"><text:tab/><text:tab/><text:tab/>sinon soit (b1,b2)=coup(a2,z)</text:p>
      <text:p text:style-name="P184"><text:tab/><text:tab/><text:tab/>dans (e(a1,x,b1),b2) fsi fsi</text:p>
      <text:p text:style-name="P185"/>
      <text:p text:style-name="P186">otermax(^)=^</text:p>
      <text:p text:style-name="P187">otermax(e(a1,x,a2))=si v(a2) alors a1</text:p>
      <text:p text:style-name="P188"><text:tab/><text:tab/><text:tab/>sinon e(a1,x,otermax(a2))</text:p>
      <text:p text:style-name="P189"/>
      <text:p text:style-name="P190">otermin(^)=^</text:p>
      <text:p text:style-name="P191">otermin(e(a1,x,a2))=si v(a1) alors a2</text:p>
      <text:p text:style-name="P192"><text:tab/><text:tab/><text:tab/>sinon e(otermin(a1),x,a2)</text:p>
      <text:p text:style-name="P193"/>
      <text:p text:style-name="P194"/>
      <text:p text:style-name="P195"/>
      <text:p text:style-name="P196"/>
      <text:p text:style-name="P197">sup(^,z)=^</text:p>
      <text:p text:style-name="P198">sup(e(a1,x,a2),z)=si x==z alors<text:tab/><text:s/>si v(a1) alors a2</text:p>
      <text:p text:style-name="P199"><text:tab/><text:tab/><text:tab/><text:tab/><text:tab/>sinon e(otermax(a1),max(a1),a2)</text:p>
      <text:p text:style-name="P200"><text:tab/><text:tab/>sinon si z&lt;x alors e(sup(a1,z),x,a2)</text:p>
      <text:p text:style-name="P201"><text:tab/><text:tab/>sinon e(a1,x,sup(a2,z)) fsi fsi</text:p>
      <text:p text:style-name="P202"/>
      <text:p text:style-name="P203">sup(e(a1,x,a2),z)= si x=z alors<text:tab/>si v(a1) alors a2</text:p>
      <text:p text:style-name="P204"><text:tab/><text:tab/><text:tab/><text:tab/><text:tab/>sinon e(a1,min(a2),otermin(a2))</text:p>
      <text:p text:style-name="P205"><text:tab/><text:tab/>sinon si z&lt;x alors e(sup(a1,z),x,a2)</text:p>
      <text:p text:style-name="P206"><text:tab/><text:tab/>sinon e(a1,x,sup(a2,z)) fsi fsi</text:p>
      <text:p text:style-name="P207"/>
      <text:p text:style-name="P208"/>
      <text:p text:style-name="P209">max(a)=r(ed(a))</text:p>
      <text:p text:style-name="P210">min(a)=r(eg(a))</text:p>
      <text:p text:style-name="P211">Pour être efficace, il faut fusionner max et otermax, ainsi les opérations se font en 1 seul parcours d'arbres. Complexité en nombre de comparaisons, dans le pires des cas dans un arbres à n nœuds, avec<text:s/>parcours d'une branche, la plus longue :</text:p>
      <text:p text:style-name="P212">-arbre filiforme O(n)</text:p>
      <text:p text:style-name="P213">-arbre équilibré O(log(n))</text:p>
      <text:p text:style-name="P214">et en moyenne O(log(n))</text:p>
      <text:p text:style-name="P215"/>
      <text:p text:style-name="P216">5)Arbres binaires équilibrés</text:p>
      <text:p text:style-name="P217"/>
      <text:p text:style-name="P218">Définition : Un arbre binaire est équilibré si, en tout nœud, les hauteurs des sous arbres gauche et droit<text:s/>diffèrent au plus de 1.</text:p>
      <text:p text:style-name="P219"/>
      <text:p text:style-name="P220">On définit une fonction donnant le déséquilibre(local) d'un arbre à la racine.</text:p>
      <text:p text:style-name="P221">Deseq : Arbin → Ent</text:p>
      <text:p text:style-name="P222">deseq(^)=0</text:p>
      <text:p text:style-name="P223">deseq(e(a1,x,a2))=h(a1)-h(a2)</text:p>
      <text:p text:style-name="P224"/>
      <text:p text:style-name="P225">Un arbre qui est déséquilibré à gauche à un deseq&gt;0, sinon à droite.</text:p>
      <text:p text:style-name="P226"/>
      <text:p text:style-name="P227">Propriété : la hauteur p de tout arbre équilibré non vide avec n nœud vérifie :</text:p>
      <text:p text:style-name="P228"/>
      <text:p text:style-name="P229">log2(n+1)-1&lt;= p &lt; 1,4405*log2(n+1)+1</text:p>
      <text:p text:style-name="P230"/>
      <text:p text:style-name="P231">Pour rééquilibrer un arbre binaire, on procède par rotations</text:p>
      <text:p text:style-name="P232">-rotation simple à gauche ou à droite</text:p>
      <text:p text:style-name="P233">-rotation double gauche-droite ou droite-gauche</text:p>
      <text:p text:style-name="P234"/>
      <text:p text:style-name="P235">rgd=rg du<text:s/>sous arbre gauche et rd de tout l'arbre</text:p>
      <text:p text:style-name="P236"/>
      <text:p text:style-name="P237">proposition : Ces rotations transforment tout arbre binaire trié en un arbre binaire trié</text:p>
      <text:p text:style-name="P238"/>
      <text:p text:style-name="P239">6)Arbre binaire de recherche équilibrés (ou arbre trié)= Arbre AVL</text:p>
      <text:p text:style-name="P240"/>
      <text:p text:style-name="P241">De Adelson,Velskii et Landis</text:p>
      <text:p text:style-name="P242"/>
      <text:p text:style-name="P243">Rééquilibrage d'un AVL<text:s/>auquel on fait subir une opérations d'insertion ou de suppression de nœud (cette opération peut créer un déséquilibre de 2 au max.</text:p>
      <text:p text:style-name="P244">On va rééquilibrer récursivement en partant des feuilles, jusqu'à la racine, à la fin, on est dans la situation où l'arbre a=e(a1,x,a2) est tel que le deseq(a)=+(-) 2 et a1/a2 déjà (ré)équilibré.</text:p>
      <text:p text:style-name="P245">Alors deux cas sont à envisager(les autres sont symétriques)</text:p>
      <text:p text:style-name="P246"/>
      <text:p text:style-name="P247">→ -2 à faire chez soit</text:p>
      <text:p text:style-name="P248"/>
      <text:p text:style-name="P249">1er cas : desq(a1)=0 ou 1 alors a'=rd(a) <text:s text:c="2"/>=&gt; a est la racine</text:p>
      <text:p text:style-name="P250">2eme cas : desq(a1)=-1 alors a'=rgd(a)</text:p>
      <text:p text:style-name="P251"/>
      <text:p text:style-name="P252">Proposition sur la hauteur dans ces 3 cas :</text:p>
      <text:p text:style-name="P253">-si desq(a1)=1 alors</text:p>
      <text:soft-page-break/>
      <text:p text:style-name="P254">-si desq(a1)=-1 alors h(a')=h(a)-1</text:p>
      <text:p text:style-name="P255">-si desq(a1)=0 alors h(a')=h(a)</text:p>
      <text:p text:style-name="P256"/>
      <text:p text:style-name="P257">pré reeq(a)=norme(desq(a))=2</text:p>
      <text:p text:style-name="P258">reeq(a)=</text:p>
      <text:p text:style-name="P259">si desq(a)=2 &amp;&amp; desq(ag(a))&gt;=0 alors rd(a)</text:p>
      <text:p text:style-name="P260">sinon si desq(a)=2 &amp;&amp; desq(ag(a))&lt;0 alors rgd(a)</text:p>
      <text:p text:style-name="P261">sinon si desq(a)=-2 &amp;&amp; desq(ad(a))&lt;=0 alors rg(a)</text:p>
      <text:p text:style-name="P262">sinon si desq(a)=-2 &amp;&amp; desq(ad(a))&gt;0 alors rdg(a)</text:p>
      <text:p text:style-name="P263">sinon a fsi fsi fsi fsi</text:p>
      <text:p text:style-name="P264"/>
      <text:p text:style-name="P265"/>
      <text:p text:style-name="P266">Insertion à une feuille avec rééquilibrage :</text:p>
      <text:p text:style-name="P267">insavl(^,z)=(^,z,^)</text:p>
      <text:p text:style-name="P268">insavl(e(a1,x,a2),z)=si z==x alors e(a1,x,a2)</text:p>
      <text:p text:style-name="P269"><text:tab/><text:tab/>sinon<text:s/>si z&lt;x alors rééq(e(insavl(a1,z),x,a2))</text:p>
      <text:p text:style-name="P270"><text:tab/><text:tab/>sinon rééq(e(a1,x,insavl(a2,z)) fsi fsi</text:p>
      <text:p text:style-name="P271"/>
      <text:p text:style-name="P272">Complexité : pire des cas O(log(n))</text:p>
      <text:p text:style-name="P273"/>
      <text:p text:style-name="P274">Suppression : plusieurs rotation possible, O(log(n))</text:p>
      <text:p text:style-name="P275"/>
      <text:p text:style-name="P276">version non récursif de insAVL sans utiliser de pile.</text:p>
      <text:p text:style-name="P277">-Il faut ajouter dans chaque<text:s/>nœud un indicateur d'équilibrage (-1,0,1)</text:p>
      <text:p text:style-name="P278">(a) à la descente, on met à jour les indicateurs d'équilibrage</text:p>
      <text:p text:style-name="P279">(b) à la descente, on repère le nœud B ou se fera la rotation, c'est le plus bas dans la branche descendu tel que le déséquilibre était différent de 0</text:p>
      <text:p text:style-name="Standard"><text:span text:style-name="T280">(c)On rééq en B si desq(B)=+(-)2 après mise à jou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eresis </meta:initial-creator>
    <dc:creator>Haeresis</dc:creator>
    <meta:creation-date>2012-02-14T12:07:00Z</meta:creation-date>
    <dc:date>2012-10-14T19:04:00Z</dc:date>
    <meta:template xlink:href="Normal.dotm" xlink:type="simple"/>
    <meta:editing-cycles>97</meta:editing-cycles>
    <meta:editing-duration>PT36360S</meta:editing-duration>
    <meta:document-statistic meta:page-count="6" meta:paragraph-count="17" meta:word-count="1386" meta:character-count="8997" meta:row-count="63" meta:non-whitespace-character-count="7628"/>
  </office:meta>
</office:document-meta>
</file>